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6.285cm" svg:y="1.248cm">
            <draw:object draw:notify-on-update-of-ranges="Feuille1.A1:Feuille1.A1 Feuille1.A2:Feuille1.A6 Feuille1.B1:Feuille1.B1 Feuille1.B2:Feuille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emp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948340892791748" calcext:value-type="float">
            <text:p>0,0948340892791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36182498931885" calcext:value-type="float">
            <text:p>1,3618249893188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.38100290298462" calcext:value-type="float">
            <text:p>5,3810029029846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35.153221130371" calcext:value-type="float">
            <text:p>135,15322113037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99.128584861755" calcext:value-type="float">
            <text:p>599,1285848617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18T15:17:31.085426028</meta:creation-date>
    <dc:date>2021-05-18T15:20:03.157488218</dc:date>
    <meta:editing-duration>PT31S</meta:editing-duration>
    <meta:editing-cycles>1</meta:editing-cycles>
    <meta:document-statistic meta:table-count="1" meta:cell-count="12" meta:object-count="1"/>
    <meta:generator>LibreOffice/7.1.2.2$MacOSX_X86_64 LibreOffice_project/8a45595d069ef5570103caea1b71cc9d82b2aae4</meta:generator>
    <meta:user-defined meta:name="qrichtext">1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4cm" svg:y="3.952cm" style:legend-expansion="high" chart:style-name="ch2"/>
        <chart:plot-area chart:style-name="ch3" table:cell-range-address="Feuille1.A1:Feuille1.B6" chart:data-source-has-labels="row" svg:x="0.32cm" svg:y="0.18cm" svg:width="11cm" svg:height="8.64cm">
          <chart:coordinate-region svg:x="1.166cm" svg:y="0.379cm" svg:width="9.65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6" chart:label-cell-address="Feuille1.B1:Feuille1.B1" chart:class="chart:scatter">
            <chart:domain table:cell-range-address="Feuille1.A2:Feuille1.A6"/>
            <chart:regression-curve chart:style-name="ch8">
              <chart:equation chart:display-equation="true" chart:display-r-square="true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Feuille1.A2:Feuille1.A6</svg:desc>
                </draw:g>
              </table:table-cell>
              <table:table-cell office:value-type="float" office:value="0.0948340892791748">
                <text:p>0.0948340892791748</text:p>
                <draw:g>
                  <svg:desc>Feuille1.B2:Feuille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.36182498931885">
                <text:p>1.361824989318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5.38100290298462">
                <text:p>5.38100290298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135.153221130371">
                <text:p>135.153221130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599.128584861755">
                <text:p>599.1285848617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2.2$MacOSX_X86_64 LibreOffice_project/8a45595d069ef5570103caea1b71cc9d82b2aae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